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Tokenizer.StringTokenizer( java . lang . String var0 , java . lang . String var1 , boolean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Tokenizer.nextToken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Tokenizer.next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Tokenizer.hasMore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Tokenizer.StringTokenizer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Tokenizer.StringTokenizer( java . lang . String var0 , java . lang . String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Tokenizer.countToke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Tokenizer.hasMoreToke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Tokenizer.nex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